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74e4" officeooo:paragraph-rsid="000b74e4"/>
    </style:style>
    <style:style style:name="P2" style:family="paragraph" style:parent-style-name="Standard">
      <style:text-properties officeooo:rsid="000cc25e" officeooo:paragraph-rsid="000cc25e"/>
    </style:style>
    <style:style style:name="P3" style:family="paragraph" style:parent-style-name="Standard">
      <style:text-properties officeooo:rsid="000d44f2" officeooo:paragraph-rsid="000d44f2"/>
    </style:style>
    <style:style style:name="P4" style:family="paragraph" style:parent-style-name="Standard" style:list-style-name="L1">
      <style:text-properties officeooo:paragraph-rsid="000d44f2"/>
    </style:style>
    <style:style style:name="T1" style:family="text">
      <style:text-properties officeooo:rsid="000d44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rycem1@student.unimelb.edu.au@6400d-113925-l:~/pyfisher$ python tests/testFisher.py AdvAct lensing</text:p>
      <text:p text:style-name="P3">/home/student.unimelb.edu.au/brycem1/.local/lib/python2.7/site-packages/orphics/tools/io.py:3: UserWarning: WARNING: This module is deprecated. Most of its contents have moved to orphics.io. If you do not find the function you require there, please raise an issue.</text:p>
      <text:p text:style-name="P3"><text:s text:c="2"/>warnings.warn("WARNING: This module is deprecated. Most of its contents have moved to orphics.io. If you do not find the function you require there, please raise an issue.")</text:p>
      <text:p text:style-name="P3">Not using noise files for generating lensing noise</text:p>
      <text:p text:style-name="P3">WARNING: Couldn't load enlib lensing. You might need to compile enlib/interpol. Some features will be unavailable.</text:p>
      <text:p text:style-name="P3">Generating theory Cls...</text:p>
      <text:p text:style-name="P3">Loaded cached Cls from <text:s/>output/clsAll_low_acc_False_5000_20180717.pkl</text:p>
      <text:p text:style-name="P3">Loaded cached Cls from <text:s/>output/clphi_low_acc_False_5000_20180717.txt</text:p>
      <text:p text:style-name="P3">/home/student.unimelb.edu.au/brycem1/.local/lib/python2.7/site-packages/orphics/maps.py:1609: RuntimeWarning: overflow encountered in multiply</text:p>
      <text:p text:style-name="P3"><text:s text:c="2"/>atmFactor = (lknee*np.nan_to_num(1./modLMap))**(-alpha)</text:p>
      <text:p text:style-name="P3">/home/student.unimelb.edu.au/brycem1/.local/lib/python2.7/site-packages/orphics/lensing.py:1036: RuntimeWarning: overflow encountered in multiply</text:p>
      <text:p text:style-name="P3"><text:s text:c="2"/>NL = l4 *alval/ 4.</text:p>
      <text:p text:style-name="P3">Performing iteration <text:s/>1</text:p>
      <text:p text:style-name="P3">/home/student.unimelb.edu.au/brycem1/.local/lib/python2.7/site-packages/orphics/lensing.py:1075: RuntimeWarning: overflow encountered in multiply</text:p>
      <text:p text:style-name="P3"><text:s text:c="2"/>Nlppnow = Nlkk*4./(self.modLMap**2.)/((self.modLMap+1.)**2.)</text:p>
      <text:p text:style-name="P3">Performing iteration <text:s/>2</text:p>
      <text:p text:style-name="P3">Percentage difference between iterations is <text:s/>0.0118098827915 <text:s/>compared to requested tolerance of <text:s/>1.0 . Diff of Nlkks is <text:s/>0.180324618798</text:p>
      <text:p text:style-name="P3">Delensing efficiency: 24.4575124522 %</text:p>
      <text:p text:style-name="P3">Saved plot to cls.png</text:p>
      <text:p text:style-name="P3">4.62694518601e-18</text:p>
      <text:p text:style-name="P3">H0 : <text:s/>0.163726204807</text:p>
      <text:p text:style-name="P3">ombh2 : <text:s/>1.35381547227e-05</text:p>
      <text:p text:style-name="P3">omch2 : <text:s/>0.000417281072726</text:p>
      <text:p text:style-name="P3">tau : <text:s/>0.00731899782237</text:p>
      <text:p text:style-name="P3">As : <text:s/>2.91689010803e-11</text:p>
      <text:p text:style-name="P3">ns : <text:s/>0.00132140903596</text:p>
      <text:p text:style-name="P3">mnu : <text:s/>0.0252365339922</text:p>
      <text:p text:style-name="P3">Sum of neutrino masses 1-sigma: 25.2365339922 meV</text:p>
      <text:p text:style-name="P3">Lensing autopower S/N: 105.381684281</text:p>
      <text:p text:style-name="P3">/home/student.unimelb.edu.au/brycem1/.local/lib/python2.7/site-packages/orphics/theory/cosmology.py:3: UserWarning: WARNING: This module is deprecated. Most of its contents have moved to orphics.cosmology. If you do not find the function you require there, please raise an issue.</text:p>
      <text:p text:style-name="P3"><text:s text:c="2"/>warnings.warn("WARNING: This module is deprecated. Most of its contents have moved to orphics.cosmology. If you do not find the function you require there, please raise an issue.")</text:p>
      <text:p text:style-name="P3">Generating theory Cls...</text:p>
      <text:p text:style-name="P3">sigma(r) without delensing: 0.0</text:p>
      <text:list xml:id="list8771784700196827448" text:style-name="L1">
        <text:list-item>
          <text:p text:style-name="P4"><text:span text:style-name="T1">sigma(r) with delensing: 0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1:34:28.941227416</meta:creation-date>
    <dc:date>2018-07-17T17:52:45.578478429</dc:date>
    <meta:editing-duration>PT5H38M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60" meta:character-count="2484" meta:non-whitespace-character-count="2234"/>
  </office:meta>
</office:document-meta>
</file>